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1965in" loext:contextual-spacing="false" style:line-height-at-least="0.2189in" fo:widows="1" fo:text-indent="0in" style:auto-text-indent="false"/>
    </style:style>
    <style:style style:name="P3" style:family="paragraph" style:parent-style-name="Text_20_body">
      <style:paragraph-properties fo:margin-left="0in" fo:margin-right="0in" style:line-height-at-least="0.2189in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4" style:family="paragraph" style:parent-style-name="Text_20_body">
      <style:paragraph-properties fo:margin-left="0in" fo:margin-right="0in" style:line-height-at-least="0.2189in" fo:widows="1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1043in" loext:contextual-spacing="false" style:line-height-at-least="0.2189in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.1043in" loext:contextual-spacing="false" style:line-height-at-least="0.2189in" fo:widows="1" fo:text-indent="0in" style:auto-text-indent="false" fo:padding="0in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.1043in" loext:contextual-spacing="false" style:line-height-at-least="0.2189in" fo:widows="1" fo:text-indent="0in" style:auto-text-indent="false" fo:padding="0in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8" style:family="paragraph" style:parent-style-name="Text_20_body" style:list-style-name="L3">
      <style:paragraph-properties fo:margin-left="0in" fo:margin-right="0in" fo:margin-top="0in" fo:margin-bottom="0.1043in" loext:contextual-spacing="false" style:line-height-at-least="0.2189in" fo:widows="1" fo:text-indent="0in" style:auto-text-indent="false" fo:padding="0in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top="0in" fo:margin-bottom="0.1043in" loext:contextual-spacing="false" style:line-height-at-least="0.2189in" fo:widows="1" fo:padding="0in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0" style:family="paragraph" style:parent-style-name="Text_20_body" style:list-style-name="L2">
      <style:paragraph-properties fo:margin-top="0in" fo:margin-bottom="0.1043in" loext:contextual-spacing="false" style:line-height-at-least="0.2189in" fo:widows="1" fo:padding="0in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1" style:family="paragraph" style:parent-style-name="Text_20_body" style:list-style-name="L3">
      <style:paragraph-properties fo:margin-top="0in" fo:margin-bottom="0.1043in" loext:contextual-spacing="false" style:line-height-at-least="0.2189in" fo:widows="1" fo:padding="0in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2" style:family="paragraph" style:parent-style-name="Preformatted_20_Text">
      <style:paragraph-properties fo:margin-left="0in" fo:margin-right="0in" fo:margin-top="0in" fo:margin-bottom="0.1043in" loext:contextual-spacing="false" style:line-height-at-least="0.2189in" fo:widows="1" fo:text-indent="0in" style:auto-text-indent="false" fo:padding="0.1043in" fo:border="0.06pt solid #000000"/>
    </style:style>
    <style:style style:name="P13" style:family="paragraph" style:parent-style-name="Preformatted_20_Text">
      <style:paragraph-properties fo:margin-top="0in" fo:margin-bottom="0.1043in" loext:contextual-spacing="false" style:line-height-at-least="0.2189in" fo:widows="1" fo:padding="0.1043in" fo:border="0.06pt solid #000000"/>
    </style:style>
    <style:style style:name="P14" style:family="paragraph" style:parent-style-name="Heading_20_3">
      <style:paragraph-properties fo:margin-left="0in" fo:margin-right="0in" fo:margin-top="0.1043in" fo:margin-bottom="0.1043in" loext:contextual-spacing="false" style:line-height-at-least="0.4374in" fo:widows="1" fo:text-indent="0in" style:auto-text-indent="false"/>
      <style:text-properties fo:font-variant="normal" fo:text-transform="none" fo:color="#333333" style:font-name="Helvetica Neue" fo:font-size="12pt" fo:letter-spacing="normal" fo:font-style="normal" fo:font-weight="bold"/>
    </style:style>
    <style:style style:name="P15" style:family="paragraph" style:parent-style-name="Heading_20_1">
      <style:text-properties fo:font-size="15pt" fo:font-weight="bold" officeooo:paragraph-rsid="000d8536" style:font-size-asian="15pt" style:font-weight-asian="bold" style:font-size-complex="15pt" style:font-weight-complex="bold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333333" style:font-name="Helvetica Neue" fo:font-size="10.5pt" fo:letter-spacing="normal" fo:font-style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0d8536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officeooo:rsid="000d8536"/>
    </style:style>
    <style:style style:name="T6" style:family="text">
      <style:text-properties fo:font-variant="normal" fo:text-transform="none" fo:color="#333333" style:font-name="Helvetica Neue" fo:letter-spacing="normal" fo:font-style="normal"/>
    </style:style>
    <style:style style:name="T7" style:family="text">
      <style:text-properties fo:font-variant="normal" fo:text-transform="none" fo:color="#333333" style:font-name="Helvetica Neue" fo:letter-spacing="normal" fo:font-style="normal" officeooo:rsid="000d8536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style:font-name="Monaco" fo:font-size="9pt" fo:letter-spacing="normal" fo:font-style="normal" fo:font-weight="normal" fo:background-color="transparent" loext:char-shading-value="0"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7">E</text:span><text:span text:style-name="T6">xponential </text:span><text:span text:style-name="T7">D</text:span><text:span text:style-name="T6">istribution </text:span><text:span text:style-name="T7">Research</text:span></text:h>
      <text:p text:style-name="P2"><text:span text:style-name="T2">In this project you will investigate the exponential distribution in R and compare it with the Central Limit Theorem. The exponential distribution can be simulated in R with rexp(n, lambda) where lambda is the rate parameter. The mean of exponential distribution is 1/lambda and the standard deviation is also 1/lambda. </text:span><text:span text:style-name="T4">Set lambda = 0.2 for all of the simulations.</text:span><text:span text:style-name="T8"> </text:span><text:span text:style-name="T2">You will investigate the distribution of averages of 40 exponentials. Note that you will need to do a thousand simulations.</text:span><text:line-break/><text:line-break/><text:span text:style-name="T2">Illustrate via simulation and associated explanatory text the properties of the distribution of the mean of 40 exponentials.  You should</text:span><text:line-break/><text:span text:style-name="T2">1. Show the sample mean and compare it to the theoretical mean of the distribution.</text:span><text:line-break/><text:span text:style-name="T2">2. Show how variable the sample is (via variance) and compare it to the theoretical variance of the distribution.</text:span><text:line-break/><text:span text:style-name="T2">3. Show that the distribution is approximately normal.</text:span><text:line-break/><text:line-break/><text:span text:style-name="T2">In point 3, focus on the difference between the distribution of a large collection of random exponentials and the distribution of a large collection of averages of 40 exponentials. </text:span><text:line-break/><text:line-break/><text:span text:style-name="T2">As a motivating example, compare the distribution of 1000 random uniforms</text:span></text:p>
      <text:p text:style-name="P12"><text:span text:style-name="Source_20_Text"><text:span text:style-name="T9">hist(runif(1000))</text:span></text:span></text:p>
      <text:p text:style-name="P3">and the distribution of 1000 averages of 40 random uniforms</text:p>
      <text:p text:style-name="P12"><text:span text:style-name="Source_20_Text"><text:span text:style-name="T9">mns = NULL</text:span></text:span></text:p>
      <text:p text:style-name="P13"><text:span text:style-name="Source_20_Text"><text:span text:style-name="T9">for (i in 1 : 1000) mns = c(mns, mean(runif(40)))</text:span></text:span></text:p>
      <text:p text:style-name="P13"><text:span text:style-name="Source_20_Text"><text:span text:style-name="T9">hist(mns)</text:span></text:span></text:p>
      <text:p text:style-name="P4"><text:span text:style-name="T2">This distribution looks far more Gaussian than the original uniform distribution!</text:span><text:line-break/><text:line-break/><text:line-break/><text:span text:style-name="T2">This exercise is asking you to use your knowledge of the theory given in class to relate the two distributions.  </text:span><text:line-break/><text:span text:style-name="T2">Confused?  Try re-watching video lecture 07 for a starter on how to complete this project.</text:span></text:p>
      <text:h text:style-name="P14" text:outline-level="3">Sample Project Report Structure</text:h>
      <text:p text:style-name="P3">Of course, there are multiple ways one could structure a report to address the requirements above.  However, the more clearly you pose and answer each question, the easier it will be for reviewers to clearly identify and evaluate your work. </text:p>
      <text:p text:style-name="P5">A sample set of headings that could be used to guide the creation of your report might be:</text:p>
      <text:list xml:id="list6878155181575308341" text:style-name="L1">
        <text:list-item>
          <text:p text:style-name="P6">Title (give an appropriate title) and Author Name</text:p>
        </text:list-item>
        <text:list-item>
          <text:p text:style-name="P9"><text:soft-page-break/>Overview: In a few (2-3) sentences explain what is going to be reported on.</text:p>
        </text:list-item>
        <text:list-item>
          <text:p text:style-name="P9">Simulations: Include English explanations of the simulations you ran, with the accompanying R code. Your explanations should make clear what the R code accomplishes.</text:p>
        </text:list-item>
        <text:list-item>
          <text:p text:style-name="P9">Sample Mean versus Theoretical Mean: Include figures with titles. In the figures, highlight the means you are comparing. Include text that explains the figures and what is shown on them, and provides appropriate numbers.</text:p>
        </text:list-item>
        <text:list-item>
          <text:p text:style-name="P9">Sample Variance versus Theoretical Variance: Include figures (output from R) with titles. Highlight the variances you are comparing. Include text that explains your understanding of the differences of the variances.</text:p>
        </text:list-item>
        <text:list-item>
          <text:p text:style-name="P9">Distribution: Via figures and text, explain how one can tell the distribution is approximately normal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1">Use T-Testing</text:h>
      <text:p text:style-name="P1"/>
      <text:p text:style-name="P1">Now in the second portion of the class, we're going to analyze the ToothGrowth data in the R datasets package. </text:p>
      <text:list xml:id="list5621998465708677135" text:style-name="L2">
        <text:list-item>
          <text:p text:style-name="P7">Load the ToothGrowth data and perform some basic exploratory data analyses </text:p>
        </text:list-item>
        <text:list-item>
          <text:p text:style-name="P10">Provide a basic summary of the data.</text:p>
        </text:list-item>
        <text:list-item>
          <text:p text:style-name="P10">Use confidence intervals and/or hypothesis tests to compare tooth growth by supp and dose. (Only use the techniques from class, even if there's other approaches worth considering)</text:p>
        </text:list-item>
        <text:list-item>
          <text:p text:style-name="P10">State your conclusions and the assumptions needed for your conclusions. </text:p>
        </text:list-item>
      </text:list>
      <text:p text:style-name="P3">Some criteria that you will be evaluated on</text:p>
      <text:list xml:id="list2890359512098299054" text:style-name="L3">
        <text:list-item>
          <text:p text:style-name="P8">Did you  perform an exploratory data analysis of at least a single plot or table highlighting basic features of the data?</text:p>
        </text:list-item>
        <text:list-item>
          <text:p text:style-name="P11">Did the student perform some relevant confidence intervals and/or tests?</text:p>
        </text:list-item>
        <text:list-item>
          <text:p text:style-name="P11">Were the results of the tests and/or intervals interpreted in the context of the problem correctly? </text:p>
        </text:list-item>
        <text:list-item>
          <text:p text:style-name="P11">Did the student describe the assumptions needed for their conclusion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10:00:48.854306435</meta:creation-date>
    <dc:date>2015-07-25T10:03:55.658132378</dc:date>
    <meta:editing-duration>PT3M7S</meta:editing-duration>
    <meta:editing-cycles>1</meta:editing-cycles>
    <meta:document-statistic meta:table-count="0" meta:image-count="0" meta:object-count="0" meta:page-count="3" meta:paragraph-count="28" meta:word-count="598" meta:character-count="3700" meta:non-whitespace-character-count="3127"/>
    <meta:generator>LibreOffice/4.4.2.2$Linux_X86_64 LibreOffice_project/40m0$Build-2</meta:generator>
  </office:meta>
</office:document-meta>
</file>